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dda6f" officeooo:paragraph-rsid="002dda6f"/>
    </style:style>
    <style:style style:name="P2" style:family="paragraph" style:parent-style-name="Standard">
      <style:text-properties style:font-name="Linux Libertine O" officeooo:rsid="002dda6f" officeooo:paragraph-rsid="0035cc64"/>
    </style:style>
    <style:style style:name="P3" style:family="paragraph" style:parent-style-name="Heading">
      <style:text-properties officeooo:paragraph-rsid="0046225c"/>
    </style:style>
    <style:style style:name="P4" style:family="paragraph" style:parent-style-name="Heading_20_1">
      <style:text-properties officeooo:paragraph-rsid="0046225c"/>
    </style:style>
    <style:style style:name="P5" style:family="paragraph" style:parent-style-name="Standard">
      <style:text-properties style:font-name="Linux Libertine O" officeooo:rsid="0046225c" officeooo:paragraph-rsid="0046225c"/>
    </style:style>
    <style:style style:name="P6" style:family="paragraph" style:parent-style-name="Standard">
      <style:text-properties officeooo:paragraph-rsid="0046225c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46225c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004586" style:font-name="Linux Libertine O" fo:font-size="18.2000007629395pt" fo:font-weight="bold" officeooo:rsid="0046225c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4" style:family="text">
      <style:text-properties officeooo:rsid="0035cc64"/>
    </style:style>
    <style:style style:name="T5" style:family="text">
      <style:text-properties style:font-name="Linux Libertine O" officeooo:rsid="0046225c"/>
    </style:style>
    <style:style style:name="T6" style:family="text">
      <style:text-properties officeooo:rsid="0046225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pan text:style-name="T3">Lincolnshire sausages (4 sausages; 3h)</text:span></text:h>
      <text:p text:style-name="P5">Amounts are approximate, adjust to taste.</text:p>
      <text:p text:style-name="P5"/>
      <text:p text:style-name="Heading"><text:span text:style-name="T1">For the </text:span><text:span text:style-name="T2">flavouring</text:span></text:p>
      <text:p text:style-name="P5"><text:span text:style-name="T4">2</text:span>50g 5% fat pork mince</text:p>
      <text:p text:style-name="P6"><text:span text:style-name="T5">1 tbsp dried sage</text:span></text:p>
      <text:p text:style-name="P5">1 tsp salt</text:p>
      <text:p text:style-name="P5">½ tsp fresh-ground black pepper</text:p>
      <text:p text:style-name="P2"/>
      <text:p text:style-name="P1"/>
      <text:p text:style-name="P5">Put all the stuff into the mince and mix well. Refrigerate for 3 hours or overnight.</text:p>
      <text:p text:style-name="P3"><text:span text:style-name="T1"/></text:p>
      <text:p text:style-name="P3"><text:span text:style-name="T1">For the </text:span><text:span text:style-name="T2">construction</text:span></text:p>
      <text:p text:style-name="P6"><text:span text:style-name="T5">2 tbsp breadcrumbs</text:span></text:p>
      <text:p text:style-name="P5"/>
      <text:p text:style-name="P5"/>
      <text:p text:style-name="P5">Add the breadcrumbs into the meat and mix well. Ready to cook immediately.</text:p>
      <text:p text:style-name="P5"/>
      <text:p text:style-name="P5">Divide and roll into sausages, or else makes 20 meatball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12-11T21:04:03.432600918</dc:date>
    <meta:editing-duration>PT1H36M7S</meta:editing-duration>
    <meta:editing-cycles>40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6" meta:character-count="431" meta:non-whitespace-character-count="367"/>
  </office:meta>
</office:document-meta>
</file>